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8715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0.436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0dd37d" officeooo:paragraph-rsid="000dd37d"/>
    </style:style>
    <style:style style:name="P2" style:family="paragraph" style:parent-style-name="Standard">
      <style:text-properties officeooo:paragraph-rsid="000dd37d"/>
    </style:style>
    <style:style style:name="P3" style:family="paragraph" style:parent-style-name="Standard">
      <style:text-properties fo:font-size="14pt" officeooo:rsid="000dd37d" officeooo:paragraph-rsid="000dd37d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02c2b" officeooo:paragraph-rsid="00102c2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1defe" officeooo:paragraph-rsid="0011def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02c2b" officeooo:paragraph-rsid="00102c2b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02c2b" officeooo:paragraph-rsid="0011defe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tyle="normal" style:text-underline-style="none" fo:font-weight="normal" officeooo:rsid="000f36ec" officeooo:paragraph-rsid="000f36e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0f36ec" officeooo:paragraph-rsid="000f36ec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ize="12pt" style:text-underline-style="none" fo:font-weight="bold" officeooo:rsid="0011defe" officeooo:paragraph-rsid="0011defe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1defe" officeooo:paragraph-rsid="0012f9a4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2f9a4" officeooo:paragraph-rsid="0012f9a4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11defe" officeooo:paragraph-rsid="0011defe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normal" officeooo:rsid="00102c2b" officeooo:paragraph-rsid="00102c2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1defe" officeooo:paragraph-rsid="0011def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2f9a4" officeooo:paragraph-rsid="0012f9a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3b01a" officeooo:paragraph-rsid="0013b01a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02c2b" officeooo:paragraph-rsid="00102c2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02c2b" officeooo:paragraph-rsid="0011defe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1defe" officeooo:paragraph-rsid="0011defe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2f9a4" officeooo:paragraph-rsid="0012f9a4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style:text-underline-style="solid" style:text-underline-width="auto" style:text-underline-color="font-color" fo:font-weight="bold" officeooo:rsid="000f36ec" officeooo:paragraph-rsid="000f36ec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officeooo:rsid="000f36ec" officeooo:paragraph-rsid="000f36ec"/>
    </style:style>
    <style:style style:name="P25" style:family="paragraph" style:parent-style-name="Table_20_Contents">
      <style:text-properties officeooo:rsid="000f36ec" officeooo:paragraph-rsid="000f36ec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0dd37d" officeooo:paragraph-rsid="000dd37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15af70" officeooo:paragraph-rsid="0015af70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15af70" officeooo:paragraph-rsid="0015af70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dd37d" officeooo:paragraph-rsid="000dd37d" style:font-weight-asian="bold" style:font-weight-complex="bold"/>
    </style:style>
    <style:style style:name="P3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paragraph-rsid="000dd37d" style:font-size-asian="12pt" style:font-size-complex="12pt"/>
    </style:style>
    <style:style style:name="P31" style:family="paragraph" style:parent-style-name="Standard">
      <style:text-properties fo:font-size="12pt" style:text-underline-style="none" fo:font-weight="normal" officeooo:rsid="0012f9a4" officeooo:paragraph-rsid="0012f9a4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Monospace" fo:font-size="12pt" style:text-underline-style="none" fo:font-weight="normal" officeooo:rsid="0015af70" officeooo:paragraph-rsid="0015af70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margin-left="0in" fo:margin-right="0in" fo:orphans="2" fo:widows="2" fo:text-indent="0in" style:auto-text-indent="false"/>
      <style:text-properties style:text-underline-style="none" fo:font-weight="normal" officeooo:rsid="000dd37d" officeooo:paragraph-rsid="000dd37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dd37d" style:font-weight-asian="normal" style:font-weight-complex="normal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 fo:font-size="17pt" style:text-underline-style="none" style:font-size-asian="17pt" style:font-size-complex="17pt"/>
    </style:style>
    <style:style style:name="T11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officeooo:rsid="0011de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hallenge Name</text:span>: </text:p>
      <text:p text:style-name="P1"/>
      <text:p text:style-name="P1">Amicable Numbers</text:p>
      <text:p text:style-name="P1"/>
      <text:p text:style-name="P26">Problem Statement:</text:p>
      <text:p text:style-name="P29"/>
      <text:p text:style-name="P2"><text:span text:style-name="T5">From Wikipedia: “</text:span><text:span text:style-name="T6">Amicable numbers </text:span><text:span text:style-name="T7">are two different </text:span><text:a xlink:type="simple" xlink:href="https://en.wikipedia.org/wiki/Number" text:style-name="Internet_20_link" text:visited-style-name="Visited_20_Internet_20_Link">numbers</text:a><text:span text:style-name="T8"> </text:span><text:span text:style-name="T7">so related that the </text:span><text:a xlink:type="simple" xlink:href="https://en.wikipedia.org/wiki/Addition" text:style-name="Internet_20_link" text:visited-style-name="Visited_20_Internet_20_Link">sum</text:a><text:span text:style-name="T8"> </text:span><text:span text:style-name="T7">of the </text:span><text:a xlink:type="simple" xlink:href="https://en.wikipedia.org/wiki/Proper_divisor" text:style-name="Internet_20_link" text:visited-style-name="Visited_20_Internet_20_Link">proper divisors</text:a><text:span text:style-name="T8"> </text:span><text:span text:style-name="T7">of each is equal to the other number. (A proper divisor of a number is a positive factor of that number other than the number itself. For example, the proper divisors of 6 are 1, 2, and 3.) A pair of amicable numbers constitutes an </text:span><text:a xlink:type="simple" xlink:href="https://en.wikipedia.org/wiki/Aliquot_sequence" text:style-name="Internet_20_link" text:visited-style-name="Visited_20_Internet_20_Link">aliquot sequence</text:a><text:span text:style-name="T8"> </text:span><text:span text:style-name="T7">of </text:span><text:a xlink:type="simple" xlink:href="https://en.wikipedia.org/wiki/Periodic_sequence" text:style-name="Internet_20_link" text:visited-style-name="Visited_20_Internet_20_Link">period</text:a><text:span text:style-name="T8"> </text:span><text:span text:style-name="T7">2.</text:span></text:p>
      <text:p text:style-name="P30"/>
      <text:p text:style-name="P22"><text:span text:style-name="T7">The smallest pair of amicable numbers is (</text:span><text:a xlink:type="simple" xlink:href="https://en.wikipedia.org/wiki/220_(number)" text:style-name="Internet_20_link" text:visited-style-name="Visited_20_Internet_20_Link"><text:span text:style-name="T8">220</text:span></text:a><text:span text:style-name="T7">, </text:span><text:a xlink:type="simple" xlink:href="https://en.wikipedia.org/wiki/284_(number)" text:style-name="Internet_20_link" text:visited-style-name="Visited_20_Internet_20_Link"><text:span text:style-name="T8">284</text:span></text:a><text:span text:style-name="T7">). They are amicable because the proper divisors of 220 are 1, 2, 4, 5, 10, 11, 20, 22, 44, 55 and 110, of which the sum is 284; and the proper divisors of 284 are 1, 2, 4, 71 and 142, of which the sum is 220.</text:span><text:span text:style-name="T5">”</text:span></text:p>
      <text:p text:style-name="P33">In this challenge, you have to print the amicable numbers in an n*m grid. For example, if n = 2, m = 2, the output should b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220</text:p>
          </table:table-cell>
          <table:table-cell table:style-name="Table1.A1" office:value-type="string">
            <text:p text:style-name="P25">284</text:p>
          </table:table-cell>
        </table:table-row>
        <table:table-row>
          <table:table-cell table:style-name="Table1.A1" office:value-type="string">
            <text:p text:style-name="P24">1184</text:p>
          </table:table-cell>
          <table:table-cell table:style-name="Table1.A1" office:value-type="string">
            <text:p text:style-name="P24">1210</text:p>
          </table:table-cell>
        </table:table-row>
      </table:table>
      <text:p text:style-name="P23"/>
      <text:p text:style-name="P23">Hint:<text:span text:style-name="T4"> It is enough to generate amicable numbers upto </text:span><text:span text:style-name="T3">10</text:span><text:span text:style-name="T10">7 </text:span><text:span text:style-name="T11"><text:s/>for any of the test cases.</text:span></text:p>
      <text:p text:style-name="P9"><text:span text:style-name="T9">Input Format :</text:span> </text:p>
      <text:p text:style-name="P8"/>
      <text:p text:style-name="P8">The first line of the input will contain an integer <text:span text:style-name="T1">T (T&lt;10)</text:span>, number of test cases. Each case will contain two integers <text:span text:style-name="T1">n </text:span>and <text:span text:style-name="T1">m (1 &lt;= n &lt;= 10, 1 &lt;= m &lt;= 20).</text:span></text:p>
      <text:p text:style-name="P1"><text:s/></text:p>
      <text:p text:style-name="P4">Constraints:</text:p>
      <text:p text:style-name="P4"/>
      <text:p text:style-name="P14">1 &lt;= T &lt;= 10</text:p>
      <text:p text:style-name="P14">1 &lt;= n &lt;= 10</text:p>
      <text:p text:style-name="P14">1 &lt;= m &lt;= 20</text:p>
      <text:p text:style-name="P14"/>
      <text:p text:style-name="P4">Output Format:</text:p>
      <text:p text:style-name="P4"/>
      <text:p text:style-name="P18">For each case, print the case number and then n*m amicable numbers in an n*m grid. See sample for more clarification.</text:p>
      <text:p text:style-name="P18"/>
      <text:p text:style-name="P4">Sample Input 0:</text:p>
      <text:p text:style-name="P4"/>
      <text:p text:style-name="P14">2</text:p>
      <text:p text:style-name="P14">1 1</text:p>
      <text:p text:style-name="P14">2 2</text:p>
      <text:p text:style-name="P14"/>
      <text:p text:style-name="P6"/>
      <text:p text:style-name="P6"/>
      <text:p text:style-name="P6"/>
      <text:p text:style-name="P6"><text:soft-page-break/></text:p>
      <text:p text:style-name="P6">Sample Output 0:</text:p>
      <text:p text:style-name="P6"/>
      <text:p text:style-name="P18">Case 1:</text:p>
      <text:p text:style-name="P18">220</text:p>
      <text:p text:style-name="P18">Case 2:</text:p>
      <text:p text:style-name="P18">220 284</text:p>
      <text:p text:style-name="P18">1184 1210</text:p>
      <text:p text:style-name="P18"/>
      <text:p text:style-name="P4">Sample Input 1:</text:p>
      <text:p text:style-name="P4"/>
      <text:p text:style-name="P14">1</text:p>
      <text:p text:style-name="P15">2 3</text:p>
      <text:p text:style-name="P15"/>
      <text:p text:style-name="P7">Sample Output <text:span text:style-name="T12">1</text:span>:</text:p>
      <text:p text:style-name="P7"/>
      <text:p text:style-name="P20">Case 1:</text:p>
      <text:p text:style-name="P20">220 284 1184 </text:p>
      <text:p text:style-name="P20">1210 2620 2924</text:p>
      <text:p text:style-name="P15"/>
      <text:p text:style-name="P5">Test Case 1:</text:p>
      <text:p text:style-name="P5"/>
      <text:p text:style-name="P13">Input :</text:p>
      <text:p text:style-name="P20">2</text:p>
      <text:p text:style-name="P20">1 1</text:p>
      <text:p text:style-name="P20">2 2</text:p>
      <text:p text:style-name="P20"/>
      <text:p text:style-name="P10">Output:</text:p>
      <text:p text:style-name="P19">Case 1:</text:p>
      <text:p text:style-name="P19">220</text:p>
      <text:p text:style-name="P19">Case 2:</text:p>
      <text:p text:style-name="P19">220 284</text:p>
      <text:p text:style-name="P19">1184 1210</text:p>
      <text:p text:style-name="P19"/>
      <text:p text:style-name="P5">Test Case 2:</text:p>
      <text:p text:style-name="P13">Input :</text:p>
      <text:p text:style-name="P21">2</text:p>
      <text:p text:style-name="P20">1 1</text:p>
      <text:p text:style-name="P20">2 2</text:p>
      <text:p text:style-name="P20"/>
      <text:p text:style-name="P10">Output:</text:p>
      <text:p text:style-name="P19">Case 1:</text:p>
      <text:p text:style-name="P19">220</text:p>
      <text:p text:style-name="P19">Case 2:</text:p>
      <text:p text:style-name="P19">220 284</text:p>
      <text:p text:style-name="P19">1184 1210</text:p>
      <text:p text:style-name="P19"/>
      <text:p text:style-name="P19"/>
      <text:p text:style-name="P19"/>
      <text:p text:style-name="P19"/>
      <text:p text:style-name="P5"><text:soft-page-break/>Test Case 3:</text:p>
      <text:p text:style-name="P10"/>
      <text:p text:style-name="P12">Input:</text:p>
      <text:p text:style-name="P16">1</text:p>
      <text:p text:style-name="P16">5 5</text:p>
      <text:p text:style-name="P16"/>
      <text:p text:style-name="P12">Output:</text:p>
      <text:p text:style-name="P21"/>
      <text:p text:style-name="P21">Case 1:</text:p>
      <text:p text:style-name="P21">220 284 1184 1210 2620 </text:p>
      <text:p text:style-name="P21">2924 5020 5564 6232 6368 </text:p>
      <text:p text:style-name="P21">10744 10856 12285 14595 17296 </text:p>
      <text:p text:style-name="P21">18416 63020 66928 66992 67095 </text:p>
      <text:p text:style-name="P21">69615 71145 76084 79750 87633</text:p>
      <text:p text:style-name="P12"/>
      <text:p text:style-name="P5">Test Case 4:</text:p>
      <text:p text:style-name="P11"/>
      <text:p text:style-name="P12">Input:</text:p>
      <text:p text:style-name="P16">2</text:p>
      <text:p text:style-name="P16">10 10</text:p>
      <text:p text:style-name="P16">10 20</text:p>
      <text:p text:style-name="P12">Output:</text:p>
      <text:p text:style-name="P12"/>
      <text:p text:style-name="P16">Case 1:</text:p>
      <text:p text:style-name="P16">220 284 1184 1210 2620 2924 5020 5564 6232 6368 </text:p>
      <text:p text:style-name="P16">10744 10856 12285 14595 17296 18416 63020 66928 66992 67095 </text:p>
      <text:p text:style-name="P16">69615 71145 76084 79750 87633 88730 100485 122265 122368 123152 </text:p>
      <text:p text:style-name="P16">124155 139815 141664 142310 153176 168730 171856 176272 176336 180848 </text:p>
      <text:p text:style-name="P16">185368 196724 202444 203432 280540 308620 319550 356408 365084 389924 </text:p>
      <text:p text:style-name="P16">399592 430402 437456 455344 469028 486178 503056 514736 522405 525915 </text:p>
      <text:p text:style-name="P16">600392 609928 624184 635624 643336 652664 667964 669688 686072 691256 </text:p>
      <text:p text:style-name="P16">712216 726104 783556 796696 802725 863835 879712 898216 901424 947835 </text:p>
      <text:p text:style-name="P16">980984 998104 1043096 1077890 1099390 1125765 1154450 1156870 1175265 1185376 </text:p>
      <text:p text:style-name="P16">1189150 1280565 1286744 1292570 1328470 1340235 1358595 1392368 1438983 1464592 </text:p>
      <text:p text:style-name="P16">Case 2:</text:p>
      <text:p text:style-name="P16">220 284 1184 1210 2620 2924 5020 5564 6232 6368 10744 10856 12285 14595 17296 18416 63020 66928 66992 67095 </text:p>
      <text:p text:style-name="P16">69615 71145 76084 79750 87633 88730 100485 122265 122368 123152 124155 139815 141664 142310 153176 168730 171856 176272 176336 180848 </text:p>
      <text:p text:style-name="P16">185368 196724 202444 203432 280540 308620 319550 356408 365084 389924 399592 430402 437456 455344 469028 486178 503056 514736 522405 525915 </text:p>
      <text:p text:style-name="P16">600392 609928 624184 635624 643336 652664 667964 669688 686072 691256 712216 726104 783556 796696 802725 863835 879712 898216 901424 947835 </text:p>
      <text:p text:style-name="P16">980984 998104 1043096 1077890 1099390 1125765 1154450 1156870 1175265 1185376 1189150 1280565 1286744 1292570 1328470 1340235 1358595 1392368 1438983 1464592 </text:p>
      <text:p text:style-name="P16">1466150 1468324 1483850 1486845 1511930 1598470 1669910 1747930 1749212 1798875 1870245 2062570 2082464 2090656 2236570 2429030 2652728 2723792 2728726 2739704 </text:p>
      <text:p text:style-name="P16">2802416 2803580 2874064 2928136 2941672 2947216 3077354 3276856 3606850 3716164 3721544 3786904 3805264 3892670 4006736 4238984 4246130 4259750 4300136 4314616 </text:p>
      <text:p text:style-name="P16">4445050 4482765 4488910 4532710 4604776 5120595 5123090 5147032 5162744 5232010 5357625 5385310 5459176 5495264 5504110 5684679 5726072 5730615 5799542 5812130 </text:p>
      <text:p text:style-name="P16"><text:soft-page-break/>5843048 5864660 6088905 6135962 6329416 6369928 6371384 6377175 6680025 6955216 6993610 7158710 7275532 7288930 7418864 7471508 7489112 7489324 7577350 7674088 </text:p>
      <text:p text:style-name="P16">7677248 7684672 7800544 7850512 7916696 8052488 8221598 8262136 8369864 8493050 8619765 9071685 9199496 9339704 9363584 9437056 9498555 9592504 9627915 9892936 </text:p>
      <text:p text:style-name="P12"/>
      <text:p text:style-name="P5">Test Case 5:</text:p>
      <text:p text:style-name="P11"/>
      <text:p text:style-name="P12">Input:</text:p>
      <text:p text:style-name="P17">5</text:p>
      <text:p text:style-name="P17">1 5</text:p>
      <text:p text:style-name="P17">5 1</text:p>
      <text:p text:style-name="P17">3 4</text:p>
      <text:p text:style-name="P17">4 3</text:p>
      <text:p text:style-name="P17">6 8</text:p>
      <text:p text:style-name="P17"/>
      <text:p text:style-name="P12">Output:</text:p>
      <text:p text:style-name="P12"/>
      <text:p text:style-name="P16">Case 1:</text:p>
      <text:p text:style-name="P16">220 284 1184 1210 2620 </text:p>
      <text:p text:style-name="P16">Case 2:</text:p>
      <text:p text:style-name="P16">220 </text:p>
      <text:p text:style-name="P16">284 </text:p>
      <text:p text:style-name="P16">1184 </text:p>
      <text:p text:style-name="P16">1210 </text:p>
      <text:p text:style-name="P16">2620 </text:p>
      <text:p text:style-name="P16">Case 3:</text:p>
      <text:p text:style-name="P16">220 284 1184 1210 </text:p>
      <text:p text:style-name="P16">2620 2924 5020 5564 </text:p>
      <text:p text:style-name="P16">6232 6368 10744 10856 </text:p>
      <text:p text:style-name="P16">Case 4:</text:p>
      <text:p text:style-name="P16">220 284 1184 </text:p>
      <text:p text:style-name="P16">1210 2620 2924 </text:p>
      <text:p text:style-name="P16">5020 5564 6232 </text:p>
      <text:p text:style-name="P16">6368 10744 10856 </text:p>
      <text:p text:style-name="P16">Case 5:</text:p>
      <text:p text:style-name="P16">220 284 1184 1210 2620 2924 5020 5564 </text:p>
      <text:p text:style-name="P16">6232 6368 10744 10856 12285 14595 17296 18416 </text:p>
      <text:p text:style-name="P16">63020 66928 66992 67095 69615 71145 76084 79750 </text:p>
      <text:p text:style-name="P16">87633 88730 100485 122265 122368 123152 124155 139815 </text:p>
      <text:p text:style-name="P16">141664 142310 153176 168730 171856 176272 176336 180848 </text:p>
      <text:p text:style-name="P16">185368 196724 202444 203432 280540 308620 319550 356408 </text:p>
      <text:p text:style-name="P16"/>
      <text:p text:style-name="P5">Test Case 6:</text:p>
      <text:p text:style-name="P11"/>
      <text:p text:style-name="P12">Input:</text:p>
      <text:p text:style-name="P17"/>
      <text:p text:style-name="P17">1</text:p>
      <text:p text:style-name="P17">7 7</text:p>
      <text:p text:style-name="P17"/>
      <text:p text:style-name="P12">Output:</text:p>
      <text:p text:style-name="P12"/>
      <text:p text:style-name="P16">Case 1:</text:p>
      <text:p text:style-name="P16"><text:soft-page-break/>220 284 1184 1210 2620 2924 5020 </text:p>
      <text:p text:style-name="P16">5564 6232 6368 10744 10856 12285 14595 </text:p>
      <text:p text:style-name="P16">17296 18416 63020 66928 66992 67095 69615 </text:p>
      <text:p text:style-name="P16">71145 76084 79750 87633 88730 100485 122265 </text:p>
      <text:p text:style-name="P16">122368 123152 124155 139815 141664 142310 153176 </text:p>
      <text:p text:style-name="P16">168730 171856 176272 176336 180848 185368 196724 </text:p>
      <text:p text:style-name="P16">202444 203432 280540 308620 319550 356408 365084 </text:p>
      <text:p text:style-name="P1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7">Solution :</text:p>
      <text:p text:style-name="P28"/>
      <text:p text:style-name="P32">#include &lt;bits/stdc++.h&gt;</text:p>
      <text:p text:style-name="P32">using namespace std;</text:p>
      <text:p text:style-name="P32"/>
      <text:p text:style-name="P32">#define MAX 10000007</text:p>
      <text:p text:style-name="P32">typedef long long ll;</text:p>
      <text:p text:style-name="P32"/>
      <text:p text:style-name="P32">ll divisor[MAX],vis[MAX],mark[MAX];</text:p>
      <text:p text:style-name="P32">ll v[300],x=0;</text:p>
      <text:p text:style-name="P32"/>
      <text:p text:style-name="P32">void genDiv(ll n) {</text:p>
      <text:p text:style-name="P32"><text:tab/>for(ll i=1; i&lt;=n; ++i) {</text:p>
      <text:p text:style-name="P32"><text:tab/><text:tab/>for(ll j = i+i; j&lt;=n; j += i) {</text:p>
      <text:p text:style-name="P32"><text:tab/><text:tab/><text:tab/>divisor[j] += i;</text:p>
      <text:p text:style-name="P32"><text:tab/><text:tab/>}</text:p>
      <text:p text:style-name="P32"><text:tab/>}</text:p>
      <text:p text:style-name="P32"><text:tab/>for(ll i=1; i&lt;=n; ++i) {</text:p>
      <text:p text:style-name="P32"><text:tab/><text:tab/>if(divisor[divisor[i]] == i &amp;&amp; i != divisor[i] &amp;&amp; divisor[i] &lt;= MAX) {</text:p>
      <text:p text:style-name="P32"><text:tab/><text:tab/><text:tab/>vis[i] = 1;</text:p>
      <text:p text:style-name="P32"><text:tab/><text:tab/><text:tab/>vis[divisor[i]] = 1;</text:p>
      <text:p text:style-name="P32"><text:tab/><text:tab/>}</text:p>
      <text:p text:style-name="P32"><text:tab/>}</text:p>
      <text:p text:style-name="P32"><text:tab/>for(ll i=1; i&lt;=n; ++i ) {</text:p>
      <text:p text:style-name="P32"><text:tab/><text:tab/>if(vis[i])</text:p>
      <text:p text:style-name="P32"><text:tab/><text:tab/><text:tab/>v[x++] = i;</text:p>
      <text:p text:style-name="P32"><text:tab/>}</text:p>
      <text:p text:style-name="P32">}</text:p>
      <text:p text:style-name="P32"/>
      <text:p text:style-name="P32">int main()</text:p>
      <text:p text:style-name="P32">{</text:p>
      <text:p text:style-name="P32"><text:tab/>genDiv(MAX);</text:p>
      <text:p text:style-name="P32"><text:tab/>ll T,n,m,i,p;</text:p>
      <text:p text:style-name="P32"><text:tab/>scanf("%lld",&amp;T);</text:p>
      <text:p text:style-name="P32"><text:tab/>for(i = 1; i&lt;= T; ++i )<text:tab/>{</text:p>
      <text:p text:style-name="P32"><text:tab/><text:tab/>p=0;</text:p>
      <text:p text:style-name="P32"><text:tab/><text:tab/>scanf("%lld %lld",&amp;n,&amp;m);</text:p>
      <text:p text:style-name="P32"><text:tab/><text:tab/>printf("Case %lld:\n",i );</text:p>
      <text:p text:style-name="P32"><text:tab/><text:tab/>for(ll j = 0; j &lt; n; ++j ) {</text:p>
      <text:p text:style-name="P32"><text:tab/><text:tab/><text:tab/>for(ll k = 0; k &lt; m; ++k ) {</text:p>
      <text:p text:style-name="P32"><text:tab/><text:tab/><text:tab/><text:tab/>printf("%lld ", v[p++]);</text:p>
      <text:p text:style-name="P32"><text:tab/><text:tab/><text:tab/>}</text:p>
      <text:p text:style-name="P32"><text:tab/><text:tab/><text:tab/>printf("\n");</text:p>
      <text:p text:style-name="P32"><text:tab/><text:tab/>}</text:p>
      <text:p text:style-name="P32"><text:tab/>}</text:p>
      <text:p text:style-name="P32"><text:tab/>return 0;</text:p>
      <text:p text:style-name="P32">}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20:20:25.868739275</meta:creation-date>
    <dc:date>2018-03-24T21:49:47.418370016</dc:date>
    <meta:editing-duration>PT4M57S</meta:editing-duration>
    <meta:editing-cycles>2</meta:editing-cycles>
    <meta:generator>LibreOffice/5.4.5.1$Linux_X86_64 LibreOffice_project/40m0$Build-1</meta:generator>
    <meta:document-statistic meta:table-count="1" meta:image-count="0" meta:object-count="0" meta:page-count="6" meta:paragraph-count="186" meta:word-count="976" meta:character-count="5497" meta:non-whitespace-character-count="4594"/>
  </office:meta>
</office:document-meta>
</file>